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유즈케이스명세서" style:family="table">
      <style:table-properties style:width="17.013cm" fo:margin-left="0cm" fo:margin-right="-0.012cm" table:align="margins"/>
    </style:style>
    <style:style style:name="유즈케이스명세서.A" style:family="table-column">
      <style:table-column-properties style:column-width="2.752cm" style:rel-column-width="1560*"/>
    </style:style>
    <style:style style:name="유즈케이스명세서.B" style:family="table-column">
      <style:table-column-properties style:column-width="14.261cm" style:rel-column-width="8085*"/>
    </style:style>
    <style:style style:name="유즈케이스명세서.A1" style:family="table-cell">
      <style:table-cell-properties fo:padding="0.097cm" fo:border-left="0.002cm solid #000000" fo:border-right="none" fo:border-top="0.002cm solid #000000" fo:border-bottom="0.002cm solid #000000"/>
    </style:style>
    <style:style style:name="유즈케이스명세서.B1" style:family="table-cell">
      <style:table-cell-properties fo:padding="0.097cm" fo:border="0.002cm solid #000000"/>
    </style:style>
    <style:style style:name="유즈케이스명세서.A2" style:family="table-cell">
      <style:table-cell-properties fo:padding="0.097cm" fo:border-left="0.002cm solid #000000" fo:border-right="none" fo:border-top="none" fo:border-bottom="0.002cm solid #000000"/>
    </style:style>
    <style:style style:name="유즈케이스명세서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" style:family="table">
      <style:table-properties style:width="17.013cm" fo:margin-left="0cm" fo:margin-right="-0.012cm" table:align="margins"/>
    </style:style>
    <style:style style:name="표1.A" style:family="table-column">
      <style:table-column-properties style:column-width="2.752cm" style:rel-column-width="1560*"/>
    </style:style>
    <style:style style:name="표1.B" style:family="table-column">
      <style:table-column-properties style:column-width="14.261cm" style:rel-column-width="8085*"/>
    </style:style>
    <style:style style:name="표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.B1" style:family="table-cell">
      <style:table-cell-properties fo:padding="0.097cm" fo:border="0.002cm solid #000000"/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" style:family="table">
      <style:table-properties style:width="17.013cm" fo:margin-left="0cm" fo:margin-right="-0.012cm" table:align="margins"/>
    </style:style>
    <style:style style:name="표2.A" style:family="table-column">
      <style:table-column-properties style:column-width="2.752cm" style:rel-column-width="1560*"/>
    </style:style>
    <style:style style:name="표2.B" style:family="table-column">
      <style:table-column-properties style:column-width="14.261cm" style:rel-column-width="8085*"/>
    </style:style>
    <style:style style:name="표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2.B1" style:family="table-cell">
      <style:table-cell-properties fo:padding="0.097cm" fo:border="0.002cm solid #000000"/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3" style:family="table">
      <style:table-properties style:width="17.013cm" fo:margin-left="0cm" fo:margin-right="-0.012cm" table:align="margins"/>
    </style:style>
    <style:style style:name="표3.A" style:family="table-column">
      <style:table-column-properties style:column-width="2.752cm" style:rel-column-width="1560*"/>
    </style:style>
    <style:style style:name="표3.B" style:family="table-column">
      <style:table-column-properties style:column-width="14.261cm" style:rel-column-width="8085*"/>
    </style:style>
    <style:style style:name="표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3.B1" style:family="table-cell">
      <style:table-cell-properties fo:padding="0.097cm" fo:border="0.002cm solid #000000"/>
    </style:style>
    <style:style style:name="표3.A2" style:family="table-cell">
      <style:table-cell-properties fo:padding="0.097cm" fo:border-left="0.002cm solid #000000" fo:border-right="none" fo:border-top="none" fo:border-bottom="0.002cm solid #000000"/>
    </style:style>
    <style:style style:name="표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4" style:family="table">
      <style:table-properties style:width="17.013cm" fo:margin-left="0cm" fo:margin-right="-0.012cm" table:align="margins"/>
    </style:style>
    <style:style style:name="표4.A" style:family="table-column">
      <style:table-column-properties style:column-width="2.752cm" style:rel-column-width="1560*"/>
    </style:style>
    <style:style style:name="표4.B" style:family="table-column">
      <style:table-column-properties style:column-width="14.261cm" style:rel-column-width="8085*"/>
    </style:style>
    <style:style style:name="표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4.B1" style:family="table-cell">
      <style:table-cell-properties fo:padding="0.097cm" fo:border="0.002cm solid #000000"/>
    </style:style>
    <style:style style:name="표4.A2" style:family="table-cell">
      <style:table-cell-properties fo:padding="0.097cm" fo:border-left="0.002cm solid #000000" fo:border-right="none" fo:border-top="none" fo:border-bottom="0.002cm solid #000000"/>
    </style:style>
    <style:style style:name="표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5" style:family="table">
      <style:table-properties style:width="17.013cm" fo:margin-left="0cm" fo:margin-right="-0.012cm" table:align="margins"/>
    </style:style>
    <style:style style:name="표5.A" style:family="table-column">
      <style:table-column-properties style:column-width="2.752cm" style:rel-column-width="1560*"/>
    </style:style>
    <style:style style:name="표5.B" style:family="table-column">
      <style:table-column-properties style:column-width="14.261cm" style:rel-column-width="8085*"/>
    </style:style>
    <style:style style:name="표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5.B1" style:family="table-cell">
      <style:table-cell-properties fo:padding="0.097cm" fo:border="0.002cm solid #000000"/>
    </style:style>
    <style:style style:name="표5.A2" style:family="table-cell">
      <style:table-cell-properties fo:padding="0.097cm" fo:border-left="0.002cm solid #000000" fo:border-right="none" fo:border-top="none" fo:border-bottom="0.002cm solid #000000"/>
    </style:style>
    <style:style style:name="표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6" style:family="table">
      <style:table-properties style:width="17.013cm" fo:margin-left="0cm" fo:margin-right="-0.012cm" table:align="margins"/>
    </style:style>
    <style:style style:name="표6.A" style:family="table-column">
      <style:table-column-properties style:column-width="2.752cm" style:rel-column-width="1560*"/>
    </style:style>
    <style:style style:name="표6.B" style:family="table-column">
      <style:table-column-properties style:column-width="14.261cm" style:rel-column-width="8085*"/>
    </style:style>
    <style:style style:name="표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6.B1" style:family="table-cell">
      <style:table-cell-properties fo:padding="0.097cm" fo:border="0.002cm solid #000000"/>
    </style:style>
    <style:style style:name="표6.A2" style:family="table-cell">
      <style:table-cell-properties fo:padding="0.097cm" fo:border-left="0.002cm solid #000000" fo:border-right="none" fo:border-top="none" fo:border-bottom="0.002cm solid #000000"/>
    </style:style>
    <style:style style:name="표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7" style:family="table">
      <style:table-properties style:width="17.013cm" fo:margin-left="0cm" fo:margin-right="-0.012cm" table:align="margins"/>
    </style:style>
    <style:style style:name="표7.A" style:family="table-column">
      <style:table-column-properties style:column-width="2.752cm" style:rel-column-width="1560*"/>
    </style:style>
    <style:style style:name="표7.B" style:family="table-column">
      <style:table-column-properties style:column-width="14.261cm" style:rel-column-width="8085*"/>
    </style:style>
    <style:style style:name="표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7.B1" style:family="table-cell">
      <style:table-cell-properties fo:padding="0.097cm" fo:border="0.002cm solid #000000"/>
    </style:style>
    <style:style style:name="표7.A2" style:family="table-cell">
      <style:table-cell-properties fo:padding="0.097cm" fo:border-left="0.002cm solid #000000" fo:border-right="none" fo:border-top="none" fo:border-bottom="0.002cm solid #000000"/>
    </style:style>
    <style:style style:name="표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8" style:family="table">
      <style:table-properties style:width="17.013cm" fo:margin-left="0cm" fo:margin-right="-0.012cm" table:align="margins"/>
    </style:style>
    <style:style style:name="표8.A" style:family="table-column">
      <style:table-column-properties style:column-width="2.752cm" style:rel-column-width="1560*"/>
    </style:style>
    <style:style style:name="표8.B" style:family="table-column">
      <style:table-column-properties style:column-width="14.261cm" style:rel-column-width="8085*"/>
    </style:style>
    <style:style style:name="표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8.B1" style:family="table-cell">
      <style:table-cell-properties fo:padding="0.097cm" fo:border="0.002cm solid #000000"/>
    </style:style>
    <style:style style:name="표8.A2" style:family="table-cell">
      <style:table-cell-properties fo:padding="0.097cm" fo:border-left="0.002cm solid #000000" fo:border-right="none" fo:border-top="none" fo:border-bottom="0.002cm solid #000000"/>
    </style:style>
    <style:style style:name="표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9" style:family="table">
      <style:table-properties style:width="17.013cm" fo:margin-left="0cm" fo:margin-right="-0.012cm" table:align="margins"/>
    </style:style>
    <style:style style:name="표9.A" style:family="table-column">
      <style:table-column-properties style:column-width="2.752cm" style:rel-column-width="1560*"/>
    </style:style>
    <style:style style:name="표9.B" style:family="table-column">
      <style:table-column-properties style:column-width="14.261cm" style:rel-column-width="8085*"/>
    </style:style>
    <style:style style:name="표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9.B1" style:family="table-cell">
      <style:table-cell-properties fo:padding="0.097cm" fo:border="0.002cm solid #000000"/>
    </style:style>
    <style:style style:name="표9.A2" style:family="table-cell">
      <style:table-cell-properties fo:padding="0.097cm" fo:border-left="0.002cm solid #000000" fo:border-right="none" fo:border-top="none" fo:border-bottom="0.002cm solid #000000"/>
    </style:style>
    <style:style style:name="표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0" style:family="table">
      <style:table-properties style:width="17.013cm" fo:margin-left="0cm" fo:margin-right="-0.012cm" table:align="margins"/>
    </style:style>
    <style:style style:name="표10.A" style:family="table-column">
      <style:table-column-properties style:column-width="2.752cm" style:rel-column-width="1560*"/>
    </style:style>
    <style:style style:name="표10.B" style:family="table-column">
      <style:table-column-properties style:column-width="14.261cm" style:rel-column-width="8085*"/>
    </style:style>
    <style:style style:name="표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0.B1" style:family="table-cell">
      <style:table-cell-properties fo:padding="0.097cm" fo:border="0.002cm solid #000000"/>
    </style:style>
    <style:style style:name="표10.A2" style:family="table-cell">
      <style:table-cell-properties fo:padding="0.097cm" fo:border-left="0.002cm solid #000000" fo:border-right="none" fo:border-top="none" fo:border-bottom="0.002cm solid #000000"/>
    </style:style>
    <style:style style:name="표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1" style:family="table">
      <style:table-properties style:width="17.013cm" fo:margin-left="0cm" fo:margin-right="-0.012cm" table:align="margins"/>
    </style:style>
    <style:style style:name="표11.A" style:family="table-column">
      <style:table-column-properties style:column-width="2.752cm" style:rel-column-width="1560*"/>
    </style:style>
    <style:style style:name="표11.B" style:family="table-column">
      <style:table-column-properties style:column-width="14.261cm" style:rel-column-width="8085*"/>
    </style:style>
    <style:style style:name="표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1.B1" style:family="table-cell">
      <style:table-cell-properties fo:padding="0.097cm" fo:border="0.002cm solid #000000"/>
    </style:style>
    <style:style style:name="표11.A2" style:family="table-cell">
      <style:table-cell-properties fo:padding="0.097cm" fo:border-left="0.002cm solid #000000" fo:border-right="none" fo:border-top="none" fo:border-bottom="0.002cm solid #000000"/>
    </style:style>
    <style:style style:name="표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2" style:family="table">
      <style:table-properties style:width="17.013cm" fo:margin-left="0cm" fo:margin-right="-0.012cm" table:align="margins"/>
    </style:style>
    <style:style style:name="표12.A" style:family="table-column">
      <style:table-column-properties style:column-width="2.752cm" style:rel-column-width="1560*"/>
    </style:style>
    <style:style style:name="표12.B" style:family="table-column">
      <style:table-column-properties style:column-width="14.261cm" style:rel-column-width="8085*"/>
    </style:style>
    <style:style style:name="표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2.B1" style:family="table-cell">
      <style:table-cell-properties fo:padding="0.097cm" fo:border="0.002cm solid #000000"/>
    </style:style>
    <style:style style:name="표12.A2" style:family="table-cell">
      <style:table-cell-properties fo:padding="0.097cm" fo:border-left="0.002cm solid #000000" fo:border-right="none" fo:border-top="none" fo:border-bottom="0.002cm solid #000000"/>
    </style:style>
    <style:style style:name="표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3" style:family="table">
      <style:table-properties style:width="17.013cm" fo:margin-left="0cm" fo:margin-right="-0.012cm" table:align="margins"/>
    </style:style>
    <style:style style:name="표13.A" style:family="table-column">
      <style:table-column-properties style:column-width="2.752cm" style:rel-column-width="1560*"/>
    </style:style>
    <style:style style:name="표13.B" style:family="table-column">
      <style:table-column-properties style:column-width="14.261cm" style:rel-column-width="8085*"/>
    </style:style>
    <style:style style:name="표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3.B1" style:family="table-cell">
      <style:table-cell-properties fo:padding="0.097cm" fo:border="0.002cm solid #000000"/>
    </style:style>
    <style:style style:name="표13.A2" style:family="table-cell">
      <style:table-cell-properties fo:padding="0.097cm" fo:border-left="0.002cm solid #000000" fo:border-right="none" fo:border-top="none" fo:border-bottom="0.002cm solid #000000"/>
    </style:style>
    <style:style style:name="표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4" style:family="table">
      <style:table-properties style:width="17.013cm" fo:margin-left="0cm" fo:margin-right="-0.012cm" table:align="margins"/>
    </style:style>
    <style:style style:name="표14.A" style:family="table-column">
      <style:table-column-properties style:column-width="2.752cm" style:rel-column-width="1560*"/>
    </style:style>
    <style:style style:name="표14.B" style:family="table-column">
      <style:table-column-properties style:column-width="14.261cm" style:rel-column-width="8085*"/>
    </style:style>
    <style:style style:name="표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4.B1" style:family="table-cell">
      <style:table-cell-properties fo:padding="0.097cm" fo:border="0.002cm solid #000000"/>
    </style:style>
    <style:style style:name="표14.A2" style:family="table-cell">
      <style:table-cell-properties fo:padding="0.097cm" fo:border-left="0.002cm solid #000000" fo:border-right="none" fo:border-top="none" fo:border-bottom="0.002cm solid #000000"/>
    </style:style>
    <style:style style:name="표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language-asian="ko" style:country-asian="KR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normal" style:font-size-asian="13pt" style:language-asian="ko" style:country-asian="KR" style:font-weight-asian="normal" style:font-size-complex="13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language-asian="ko" style:country-asian="KR" style:font-size-complex="13pt"/>
    </style:style>
    <style:style style:name="P4" style:family="paragraph" style:parent-style-name="Table_20_Contents">
      <style:paragraph-properties fo:text-align="start" style:justify-single-word="false"/>
      <style:text-properties fo:font-size="11pt" style:font-size-asian="11pt" style:language-asian="ko" style:country-asian="KR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유즈케이스 명세서</text:p>
      <text:p text:style-name="P1"/>
      <table:table table:name="유즈케이스명세서" table:style-name="유즈케이스명세서">
        <table:table-column table:style-name="유즈케이스명세서.A"/>
        <table:table-column table:style-name="유즈케이스명세서.B"/>
        <table:table-row>
          <table:table-cell table:style-name="유즈케이스명세서.A1" office:value-type="string">
            <text:p text:style-name="P3">개요</text:p>
          </table:table-cell>
          <table:table-cell table:style-name="유즈케이스명세서.B1" office:value-type="string">
            <text:p text:style-name="P4">사용자는 등록된 아이디와 암호를 입력함으로써 시스템에 로그인을 한다.</text:p>
          </table:table-cell>
        </table:table-row>
        <table:table-row>
          <table:table-cell table:style-name="유즈케이스명세서.A2" office:value-type="string">
            <text:p text:style-name="P3">관련 액터</text:p>
          </table:table-cell>
          <table:table-cell table:style-name="유즈케이스명세서.B2" office:value-type="string">
            <text:p text:style-name="P4">사용자</text:p>
          </table:table-cell>
        </table:table-row>
        <table:table-row>
          <table:table-cell table:style-name="유즈케이스명세서.A2" office:value-type="string">
            <text:p text:style-name="P3">우선 순위</text:p>
          </table:table-cell>
          <table:table-cell table:style-name="유즈케이스명세서.B2" office:value-type="string">
            <text:p text:style-name="P4">상</text:p>
          </table:table-cell>
        </table:table-row>
        <table:table-row>
          <table:table-cell table:style-name="유즈케이스명세서.A2" office:value-type="string">
            <text:p text:style-name="P3">선행 조건</text:p>
          </table:table-cell>
          <table:table-cell table:style-name="유즈케이스명세서.B2" office:value-type="string">
            <text:p text:style-name="P4">없음</text:p>
          </table:table-cell>
        </table:table-row>
        <table:table-row>
          <table:table-cell table:style-name="유즈케이스명세서.A2" office:value-type="string">
            <text:p text:style-name="P3">후행 조건</text:p>
          </table:table-cell>
          <table:table-cell table:style-name="유즈케이스명세서.B2" office:value-type="string">
            <text:p text:style-name="P4">로그인을 하여 시스템의 다른 기능을 이용할 수 있다.</text:p>
          </table:table-cell>
        </table:table-row>
        <table:table-row>
          <table:table-cell table:style-name="유즈케이스명세서.A2" office:value-type="string">
            <text:p text:style-name="P3">이벤트</text:p>
            <text:p text:style-name="P3">흐름</text:p>
          </table:table-cell>
          <table:table-cell table:style-name="유즈케이스명세서.B2" office:value-type="string">
            <text:p text:style-name="P4">기본흐름 :</text:p>
            <text:p text:style-name="P4">1. 사용자는 시스템에 접속한다.</text:p>
            <text:p text:style-name="P4">2. 시스템은 Index 화면을 보여 준다.</text:p>
            <text:p text:style-name="P4">3. 사용자는 아이디와 암호를 입력하고 로그인을 선택한다.</text:p>
            <text:p text:style-name="P4">4. 시스템은 아이디/암호와 정확성(A1)을 확인하고 메인화면을 보여준다.</text:p>
            <text:p text:style-name="P4">대안 흐름</text:p>
            <text:p text:style-name="P4">A1)정확하지 않은 아이디 또는 암호인 경우</text:p>
            <text:p text:style-name="P4">1.시스템은 입력된 아이디 또는 암호가 허용되지 않은 값임을 알려준다.</text:p>
            <text:p text:style-name="P4">2.사용자는 다시 아이디와 암호를 입력함으로써 로그인을 시도한다.</text:p>
          </table:table-cell>
        </table:table-row>
        <table:table-row>
          <table:table-cell table:style-name="유즈케이스명세서.A2" office:value-type="string">
            <text:p text:style-name="P3">비기능적</text:p>
            <text:p text:style-name="P3">요구사항</text:p>
          </table:table-cell>
          <table:table-cell table:style-name="유즈케이스명세서.B2" office:value-type="string">
            <text:p text:style-name="P4">없음</text:p>
          </table:table-cell>
        </table:table-row>
      </table:table>
      <text:p text:style-name="P2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3">개요</text:p>
          </table:table-cell>
          <table:table-cell table:style-name="표1.B1" office:value-type="string">
            <text:p text:style-name="P4">사용자는 로그인을 위한 회원가입을 한다.</text:p>
          </table:table-cell>
        </table:table-row>
        <table:table-row>
          <table:table-cell table:style-name="표1.A2" office:value-type="string">
            <text:p text:style-name="P3">관련 액터</text:p>
          </table:table-cell>
          <table:table-cell table:style-name="표1.B2" office:value-type="string">
            <text:p text:style-name="P4">사용자</text:p>
          </table:table-cell>
        </table:table-row>
        <table:table-row>
          <table:table-cell table:style-name="표1.A2" office:value-type="string">
            <text:p text:style-name="P3">우선 순위</text:p>
          </table:table-cell>
          <table:table-cell table:style-name="표1.B2" office:value-type="string">
            <text:p text:style-name="P4">상</text:p>
          </table:table-cell>
        </table:table-row>
        <table:table-row>
          <table:table-cell table:style-name="표1.A2" office:value-type="string">
            <text:p text:style-name="P3">선행 조건</text:p>
          </table:table-cell>
          <table:table-cell table:style-name="표1.B2" office:value-type="string">
            <text:p text:style-name="P4">없음</text:p>
          </table:table-cell>
        </table:table-row>
        <table:table-row>
          <table:table-cell table:style-name="표1.A2" office:value-type="string">
            <text:p text:style-name="P3">후행 조건</text:p>
          </table:table-cell>
          <table:table-cell table:style-name="표1.B2" office:value-type="string">
            <text:p text:style-name="P4">회원 가입을 통한 로그인을 할 수 있다.</text:p>
          </table:table-cell>
        </table:table-row>
        <table:table-row>
          <table:table-cell table:style-name="표1.A2" office:value-type="string">
            <text:p text:style-name="P3">이벤트</text:p>
            <text:p text:style-name="P3">흐름</text:p>
          </table:table-cell>
          <table:table-cell table:style-name="표1.B2" office:value-type="string">
            <text:p text:style-name="P4">기본흐름 :</text:p>
            <text:p text:style-name="P4">1. 사용자는 시스템에 접속한다.</text:p>
            <text:p text:style-name="P4">2. 시스템은 Index 화면을 보여 준다.</text:p>
            <text:p text:style-name="P4">3. 사용자는 회원가입을 선택한다.</text:p>
            <text:p text:style-name="P4">4. 시스템은 회원가입 양식을 보여준다.</text:p>
            <text:p text:style-name="P4">5.사용자는 이메일(A1),비밀번호,연락처를 입력후 메일확인 버튼을 누른다.</text:p>
            <text:p text:style-name="P4">6.시스템은 해당 메일로 인증 메일을 보낸다.</text:p>
            <text:p text:style-name="P4">7. 사용자가 인증메일로 보내진 링크 클릭시 회원가입 완료.</text:p>
            <text:p text:style-name="P4">대안 흐름</text:p>
            <text:p text:style-name="P4">A1)이미 등록된 이메일인 경우.</text:p>
            <text:p text:style-name="P4">1.시스템은 입력된 이메일이 중복된 것을 알려준다.</text:p>
            <text:p text:style-name="P4">2.사용자는 다시 이메일을 다시 확인하여 회원가입 한다. </text:p>
          </table:table-cell>
        </table:table-row>
        <table:table-row>
          <table:table-cell table:style-name="표1.A2" office:value-type="string">
            <text:p text:style-name="P3">비기능적</text:p>
            <text:p text:style-name="P3">요구사항</text:p>
          </table:table-cell>
          <table:table-cell table:style-name="표1.B2" office:value-type="string">
            <text:p text:style-name="P4">없음</text:p>
          </table:table-cell>
        </table:table-row>
      </table:table>
      <text:p text:style-name="Standard"><text:soft-page-break/></text:p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3">개요</text:p>
          </table:table-cell>
          <table:table-cell table:style-name="표2.B1" office:value-type="string">
            <text:p text:style-name="P4">사용자는 메모등록을 한다.</text:p>
          </table:table-cell>
        </table:table-row>
        <table:table-row>
          <table:table-cell table:style-name="표2.A2" office:value-type="string">
            <text:p text:style-name="P3">관련 액터</text:p>
          </table:table-cell>
          <table:table-cell table:style-name="표2.B2" office:value-type="string">
            <text:p text:style-name="P4">사용자</text:p>
          </table:table-cell>
        </table:table-row>
        <table:table-row>
          <table:table-cell table:style-name="표2.A2" office:value-type="string">
            <text:p text:style-name="P3">우선 순위</text:p>
          </table:table-cell>
          <table:table-cell table:style-name="표2.B2" office:value-type="string">
            <text:p text:style-name="P4">상</text:p>
          </table:table-cell>
        </table:table-row>
        <table:table-row>
          <table:table-cell table:style-name="표2.A2" office:value-type="string">
            <text:p text:style-name="P3">선행 조건</text:p>
          </table:table-cell>
          <table:table-cell table:style-name="표2.B2" office:value-type="string">
            <text:p text:style-name="P4">로그인</text:p>
          </table:table-cell>
        </table:table-row>
        <table:table-row>
          <table:table-cell table:style-name="표2.A2" office:value-type="string">
            <text:p text:style-name="P3">후행 조건</text:p>
          </table:table-cell>
          <table:table-cell table:style-name="표2.B2" office:value-type="string">
            <text:p text:style-name="P4">메모를 등록 할때 , 알림예약, 삭제에약, 색상분류, 사진등록 등을 할 수 있다.</text:p>
          </table:table-cell>
        </table:table-row>
        <table:table-row>
          <table:table-cell table:style-name="표2.A2" office:value-type="string">
            <text:p text:style-name="P3">이벤트</text:p>
            <text:p text:style-name="P3">흐름</text:p>
          </table:table-cell>
          <table:table-cell table:style-name="표2.B2" office:value-type="string">
            <text:p text:style-name="P4">기본흐름 :</text:p>
            <text:p text:style-name="P4">1. 사용자는 시스템에 로그인한다.</text:p>
            <text:p text:style-name="P4">2. 시스템은 메인 화면을 보여 준다.</text:p>
            <text:p text:style-name="P4">3. 사용자는 메모등록을 선택한다.</text:p>
            <text:p text:style-name="P4">4. 시스템은 메모등록 양식을 보여준다.</text:p>
            <text:p text:style-name="P4">5. 사용자는 메모 양식을 작성 후 ,등록 버튼을 누른다.</text:p>
            <text:p text:style-name="P4">6.시스템은 메모등록을 한 후, 메인 화면을 보여준다.</text:p>
          </table:table-cell>
        </table:table-row>
        <table:table-row>
          <table:table-cell table:style-name="표2.A2" office:value-type="string">
            <text:p text:style-name="P3">비기능적</text:p>
            <text:p text:style-name="P3">요구사항</text:p>
          </table:table-cell>
          <table:table-cell table:style-name="표2.B2" office:value-type="string">
            <text:p text:style-name="P4">없음</text:p>
          </table:table-cell>
        </table:table-row>
      </table:table>
      <text:p text:style-name="Standard"/>
      <text:p text:style-name="Standard"/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3">개요</text:p>
          </table:table-cell>
          <table:table-cell table:style-name="표3.B1" office:value-type="string">
            <text:p text:style-name="P4">사용자는 사진등록을 한다.</text:p>
          </table:table-cell>
        </table:table-row>
        <table:table-row>
          <table:table-cell table:style-name="표3.A2" office:value-type="string">
            <text:p text:style-name="P3">관련 액터</text:p>
          </table:table-cell>
          <table:table-cell table:style-name="표3.B2" office:value-type="string">
            <text:p text:style-name="P4">사용자</text:p>
          </table:table-cell>
        </table:table-row>
        <table:table-row>
          <table:table-cell table:style-name="표3.A2" office:value-type="string">
            <text:p text:style-name="P3">우선 순위</text:p>
          </table:table-cell>
          <table:table-cell table:style-name="표3.B2" office:value-type="string">
            <text:p text:style-name="P4">중</text:p>
          </table:table-cell>
        </table:table-row>
        <table:table-row>
          <table:table-cell table:style-name="표3.A2" office:value-type="string">
            <text:p text:style-name="P3">선행 조건</text:p>
          </table:table-cell>
          <table:table-cell table:style-name="표3.B2" office:value-type="string">
            <text:p text:style-name="P4">메모등록화면에서 사진등록 선택,메모수정화면에서 <text:s/>사진등록 선택</text:p>
          </table:table-cell>
        </table:table-row>
        <table:table-row>
          <table:table-cell table:style-name="표3.A2" office:value-type="string">
            <text:p text:style-name="P3">후행 조건</text:p>
          </table:table-cell>
          <table:table-cell table:style-name="표3.B2" office:value-type="string">
            <text:p text:style-name="P4"/>
          </table:table-cell>
        </table:table-row>
        <table:table-row>
          <table:table-cell table:style-name="표3.A2" office:value-type="string">
            <text:p text:style-name="P3">이벤트</text:p>
            <text:p text:style-name="P3">흐름</text:p>
          </table:table-cell>
          <table:table-cell table:style-name="표3.B2" office:value-type="string">
            <text:p text:style-name="P4">기본흐름 :</text:p>
            <text:p text:style-name="P4">1. 사용자는 메모등록화면에서 사진등록을 선택한다.</text:p>
            <text:p text:style-name="P4">2. 시스템은 Filechooser화면을 보여준다.</text:p>
            <text:p text:style-name="P4">3. 사용자는 사진(A1)을 선택하고 확인을 누른다.</text:p>
            <text:p text:style-name="P4">4. 시스템은 사진을 등록한다</text:p>
            <text:p text:style-name="P4">대안흐름:</text:p>
            <text:p text:style-name="P4">A1)파일형식이 img 파일이 아닌경우</text:p>
            <text:p text:style-name="P4">1. 시스템은 파일형식이 올바르지 않다고 알려준다.</text:p>
            <text:p text:style-name="P4">2. 사용자는 파일형식 확인 후 재등록한다.</text:p>
          </table:table-cell>
        </table:table-row>
        <table:table-row>
          <table:table-cell table:style-name="표3.A2" office:value-type="string">
            <text:p text:style-name="P3">비기능적</text:p>
            <text:p text:style-name="P3">요구사항</text:p>
          </table:table-cell>
          <table:table-cell table:style-name="표3.B2" office:value-type="string">
            <text:p text:style-name="P4">없음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3">개요</text:p>
          </table:table-cell>
          <table:table-cell table:style-name="표4.B1" office:value-type="string">
            <text:p text:style-name="P4">사용자는 메모알림등록을 한다.</text:p>
          </table:table-cell>
        </table:table-row>
        <table:table-row>
          <table:table-cell table:style-name="표4.A2" office:value-type="string">
            <text:p text:style-name="P3">관련 액터</text:p>
          </table:table-cell>
          <table:table-cell table:style-name="표4.B2" office:value-type="string">
            <text:p text:style-name="P4">사용자</text:p>
          </table:table-cell>
        </table:table-row>
        <table:table-row>
          <table:table-cell table:style-name="표4.A2" office:value-type="string">
            <text:p text:style-name="P3">우선 순위</text:p>
          </table:table-cell>
          <table:table-cell table:style-name="표4.B2" office:value-type="string">
            <text:p text:style-name="P4">중</text:p>
          </table:table-cell>
        </table:table-row>
        <table:table-row>
          <table:table-cell table:style-name="표4.A2" office:value-type="string">
            <text:p text:style-name="P3">선행 조건</text:p>
          </table:table-cell>
          <table:table-cell table:style-name="표4.B2" office:value-type="string">
            <text:p text:style-name="P4">메모등록화면에서 메모알림등록 선택,메모수정화면에서 <text:s/>메모알림등록 선택</text:p>
          </table:table-cell>
        </table:table-row>
        <table:table-row>
          <table:table-cell table:style-name="표4.A2" office:value-type="string">
            <text:p text:style-name="P3">후행 조건</text:p>
          </table:table-cell>
          <table:table-cell table:style-name="표4.B2" office:value-type="string">
            <text:p text:style-name="P4"/>
          </table:table-cell>
        </table:table-row>
        <table:table-row>
          <table:table-cell table:style-name="표4.A2" office:value-type="string">
            <text:p text:style-name="P3">이벤트</text:p>
            <text:p text:style-name="P3">흐름</text:p>
          </table:table-cell>
          <table:table-cell table:style-name="표4.B2" office:value-type="string">
            <text:p text:style-name="P4">기본흐름 :</text:p>
            <text:p text:style-name="P4">1. 사용자는 메모등록화면에서 메모알림등록을 선택한다</text:p>
            <text:p text:style-name="P4">2. 시스템은 Datepicker를 보여준다.</text:p>
            <text:p text:style-name="P4">3. 사용자는 날짜를 선택(A1)하고 확인을 등록한다.</text:p>
            <text:p text:style-name="P4">4. 시스템은 메모를 등록할때 메모알림날짜도 등록한다</text:p>
            <text:p text:style-name="P4">대안흐름:</text:p>
            <text:p text:style-name="P4">A1)이미 지나간 날일 경우</text:p>
            <text:p text:style-name="P4">1. 시스템은 이미 날짜가 지났다고.</text:p>
            <text:p text:style-name="P4">2. 사용자는 날짜 확인 후 재등록한다.</text:p>
          </table:table-cell>
        </table:table-row>
        <table:table-row>
          <table:table-cell table:style-name="표4.A2" office:value-type="string">
            <text:p text:style-name="P3">비기능적</text:p>
            <text:p text:style-name="P3">요구사항</text:p>
          </table:table-cell>
          <table:table-cell table:style-name="표4.B2" office:value-type="string">
            <text:p text:style-name="P4">없음</text:p>
          </table:table-cell>
        </table:table-row>
      </table:table>
      <text:p text:style-name="Standard"/>
      <text:p text:style-name="Standard"/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3">개요</text:p>
          </table:table-cell>
          <table:table-cell table:style-name="표5.B1" office:value-type="string">
            <text:p text:style-name="P4">사용자는 메모삭제등록을 한다.</text:p>
          </table:table-cell>
        </table:table-row>
        <table:table-row>
          <table:table-cell table:style-name="표5.A2" office:value-type="string">
            <text:p text:style-name="P3">관련 액터</text:p>
          </table:table-cell>
          <table:table-cell table:style-name="표5.B2" office:value-type="string">
            <text:p text:style-name="P4">사용자</text:p>
          </table:table-cell>
        </table:table-row>
        <table:table-row>
          <table:table-cell table:style-name="표5.A2" office:value-type="string">
            <text:p text:style-name="P3">우선 순위</text:p>
          </table:table-cell>
          <table:table-cell table:style-name="표5.B2" office:value-type="string">
            <text:p text:style-name="P4">중</text:p>
          </table:table-cell>
        </table:table-row>
        <table:table-row>
          <table:table-cell table:style-name="표5.A2" office:value-type="string">
            <text:p text:style-name="P3">선행 조건</text:p>
          </table:table-cell>
          <table:table-cell table:style-name="표5.B2" office:value-type="string">
            <text:p text:style-name="P4">메모등록화면에서 메모삭제알림선택,메모수정화면에서 <text:s/>메모삭제알림 선택</text:p>
          </table:table-cell>
        </table:table-row>
        <table:table-row>
          <table:table-cell table:style-name="표5.A2" office:value-type="string">
            <text:p text:style-name="P3">후행 조건</text:p>
          </table:table-cell>
          <table:table-cell table:style-name="표5.B2" office:value-type="string">
            <text:p text:style-name="P4"/>
          </table:table-cell>
        </table:table-row>
        <table:table-row>
          <table:table-cell table:style-name="표5.A2" office:value-type="string">
            <text:p text:style-name="P3">이벤트</text:p>
            <text:p text:style-name="P3">흐름</text:p>
          </table:table-cell>
          <table:table-cell table:style-name="표5.B2" office:value-type="string">
            <text:p text:style-name="P4">기본흐름 :</text:p>
            <text:p text:style-name="P4">1. 사용자는 메모등록화면에서 메모삭제등록을 선택한다</text:p>
            <text:p text:style-name="P4">2. 시스템은 Datepicker를 보여준다.</text:p>
            <text:p text:style-name="P4">3. 사용자는 날짜를 선택(A1)하고 확인을 등록한다.</text:p>
            <text:p text:style-name="P4">4. 시스템은 메모를 등록할때 메모삭제날짜도 등록한다</text:p>
            <text:p text:style-name="P4">대안흐름:</text:p>
            <text:p text:style-name="P4">A1)이미 지나간 날일 경우</text:p>
            <text:p text:style-name="P4">1. 시스템은 이미 날짜가 지났다고.</text:p>
            <text:p text:style-name="P4">2. 사용자는 날짜 확인 후 재등록한다.</text:p>
          </table:table-cell>
        </table:table-row>
        <table:table-row>
          <table:table-cell table:style-name="표5.A2" office:value-type="string">
            <text:p text:style-name="P3">비기능적</text:p>
            <text:p text:style-name="P3">요구사항</text:p>
          </table:table-cell>
          <table:table-cell table:style-name="표5.B2" office:value-type="string">
            <text:p text:style-name="P4">없음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6" table:style-name="표6">
        <table:table-column table:style-name="표6.A"/>
        <table:table-column table:style-name="표6.B"/>
        <table:table-row>
          <table:table-cell table:style-name="표6.A1" office:value-type="string">
            <text:p text:style-name="P3">개요</text:p>
          </table:table-cell>
          <table:table-cell table:style-name="표6.B1" office:value-type="string">
            <text:p text:style-name="P4">사용자는 메모별로 색상을 등록을 한다.</text:p>
          </table:table-cell>
        </table:table-row>
        <table:table-row>
          <table:table-cell table:style-name="표6.A2" office:value-type="string">
            <text:p text:style-name="P3">관련 액터</text:p>
          </table:table-cell>
          <table:table-cell table:style-name="표6.B2" office:value-type="string">
            <text:p text:style-name="P4">사용자</text:p>
          </table:table-cell>
        </table:table-row>
        <table:table-row>
          <table:table-cell table:style-name="표6.A2" office:value-type="string">
            <text:p text:style-name="P3">우선 순위</text:p>
          </table:table-cell>
          <table:table-cell table:style-name="표6.B2" office:value-type="string">
            <text:p text:style-name="P4">중</text:p>
          </table:table-cell>
        </table:table-row>
        <table:table-row>
          <table:table-cell table:style-name="표6.A2" office:value-type="string">
            <text:p text:style-name="P3">선행 조건</text:p>
          </table:table-cell>
          <table:table-cell table:style-name="표6.B2" office:value-type="string">
            <text:p text:style-name="P4">메모등록화면에서 메모색상분류 선택,메모수정화면에서 <text:s/>메모색상분류 선택</text:p>
          </table:table-cell>
        </table:table-row>
        <table:table-row>
          <table:table-cell table:style-name="표6.A2" office:value-type="string">
            <text:p text:style-name="P3">후행 조건</text:p>
          </table:table-cell>
          <table:table-cell table:style-name="표6.B2" office:value-type="string">
            <text:p text:style-name="P4"/>
          </table:table-cell>
        </table:table-row>
        <table:table-row>
          <table:table-cell table:style-name="표6.A2" office:value-type="string">
            <text:p text:style-name="P3">이벤트</text:p>
            <text:p text:style-name="P3">흐름</text:p>
          </table:table-cell>
          <table:table-cell table:style-name="표6.B2" office:value-type="string">
            <text:p text:style-name="P4">기본흐름 :</text:p>
            <text:p text:style-name="P4">1. 사용자는 메모등록화면에서 메모색상분류를 선택한다</text:p>
            <text:p text:style-name="P4">2. 시스템은 색상선택화면를 보여준다.</text:p>
            <text:p text:style-name="P4">3. 사용자는 색상을 선택하고 확인을 등록한다.</text:p>
            <text:p text:style-name="P4">4. 시스템은 메모를 등록하면서 색상도 함께 등록</text:p>
          </table:table-cell>
        </table:table-row>
        <table:table-row>
          <table:table-cell table:style-name="표6.A2" office:value-type="string">
            <text:p text:style-name="P3">비기능적</text:p>
            <text:p text:style-name="P3">요구사항</text:p>
          </table:table-cell>
          <table:table-cell table:style-name="표6.B2" office:value-type="string">
            <text:p text:style-name="P4">없음</text:p>
          </table:table-cell>
        </table:table-row>
      </table:table>
      <text:p text:style-name="Standard"/>
      <table:table table:name="표7" table:style-name="표7">
        <table:table-column table:style-name="표7.A"/>
        <table:table-column table:style-name="표7.B"/>
        <table:table-row>
          <table:table-cell table:style-name="표7.A1" office:value-type="string">
            <text:p text:style-name="P3">개요</text:p>
          </table:table-cell>
          <table:table-cell table:style-name="표7.B1" office:value-type="string">
            <text:p text:style-name="P4">사용자는 메모를 삭제한다.</text:p>
          </table:table-cell>
        </table:table-row>
        <table:table-row>
          <table:table-cell table:style-name="표7.A2" office:value-type="string">
            <text:p text:style-name="P3">관련 액터</text:p>
          </table:table-cell>
          <table:table-cell table:style-name="표7.B2" office:value-type="string">
            <text:p text:style-name="P4">사용자</text:p>
          </table:table-cell>
        </table:table-row>
        <table:table-row>
          <table:table-cell table:style-name="표7.A2" office:value-type="string">
            <text:p text:style-name="P3">우선 순위</text:p>
          </table:table-cell>
          <table:table-cell table:style-name="표7.B2" office:value-type="string">
            <text:p text:style-name="P4">하</text:p>
          </table:table-cell>
        </table:table-row>
        <table:table-row>
          <table:table-cell table:style-name="표7.A2" office:value-type="string">
            <text:p text:style-name="P3">선행 조건</text:p>
          </table:table-cell>
          <table:table-cell table:style-name="표7.B2" office:value-type="string">
            <text:p text:style-name="P4">로그인</text:p>
          </table:table-cell>
        </table:table-row>
        <table:table-row>
          <table:table-cell table:style-name="표7.A2" office:value-type="string">
            <text:p text:style-name="P3">후행 조건</text:p>
          </table:table-cell>
          <table:table-cell table:style-name="표7.B2" office:value-type="string">
            <text:p text:style-name="P4"/>
          </table:table-cell>
        </table:table-row>
        <table:table-row>
          <table:table-cell table:style-name="표7.A2" office:value-type="string">
            <text:p text:style-name="P3">이벤트</text:p>
            <text:p text:style-name="P3">흐름</text:p>
          </table:table-cell>
          <table:table-cell table:style-name="표7.B2" office:value-type="string">
            <text:p text:style-name="P4">기본흐름 :</text:p>
            <text:p text:style-name="P4">1. 사용자는 메인화면에서 메모를 선택한다.</text:p>
            <text:p text:style-name="P4">2. 시스템은 메모수정 , 메모삭제 화면을 보여준다.</text:p>
            <text:p text:style-name="P4">3. 사용자는 메모삭제를 선택한다.</text:p>
            <text:p text:style-name="P4">4. 시스템은 메모삭제를 한다.</text:p>
          </table:table-cell>
        </table:table-row>
        <table:table-row>
          <table:table-cell table:style-name="표7.A2" office:value-type="string">
            <text:p text:style-name="P3">비기능적</text:p>
            <text:p text:style-name="P3">요구사항</text:p>
          </table:table-cell>
          <table:table-cell table:style-name="표7.B2" office:value-type="string">
            <text:p text:style-name="P4">없음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" table:style-name="표8">
        <table:table-column table:style-name="표8.A"/>
        <table:table-column table:style-name="표8.B"/>
        <text:soft-page-break/>
        <table:table-row>
          <table:table-cell table:style-name="표8.A1" office:value-type="string">
            <text:p text:style-name="P3">개요</text:p>
          </table:table-cell>
          <table:table-cell table:style-name="표8.B1" office:value-type="string">
            <text:p text:style-name="P4">사용자는 메모를 수정한다.</text:p>
          </table:table-cell>
        </table:table-row>
        <table:table-row>
          <table:table-cell table:style-name="표8.A2" office:value-type="string">
            <text:p text:style-name="P3">관련 액터</text:p>
          </table:table-cell>
          <table:table-cell table:style-name="표8.B2" office:value-type="string">
            <text:p text:style-name="P4">사용자</text:p>
          </table:table-cell>
        </table:table-row>
        <table:table-row>
          <table:table-cell table:style-name="표8.A2" office:value-type="string">
            <text:p text:style-name="P3">우선 순위</text:p>
          </table:table-cell>
          <table:table-cell table:style-name="표8.B2" office:value-type="string">
            <text:p text:style-name="P4">하</text:p>
          </table:table-cell>
        </table:table-row>
        <table:table-row>
          <table:table-cell table:style-name="표8.A2" office:value-type="string">
            <text:p text:style-name="P3">선행 조건</text:p>
          </table:table-cell>
          <table:table-cell table:style-name="표8.B2" office:value-type="string">
            <text:p text:style-name="P4">로그인</text:p>
          </table:table-cell>
        </table:table-row>
        <table:table-row>
          <table:table-cell table:style-name="표8.A2" office:value-type="string">
            <text:p text:style-name="P3">후행 조건</text:p>
          </table:table-cell>
          <table:table-cell table:style-name="표8.B2" office:value-type="string">
            <text:p text:style-name="P4"/>
          </table:table-cell>
        </table:table-row>
        <table:table-row>
          <table:table-cell table:style-name="표8.A2" office:value-type="string">
            <text:p text:style-name="P3">이벤트</text:p>
            <text:p text:style-name="P3">흐름</text:p>
          </table:table-cell>
          <table:table-cell table:style-name="표8.B2" office:value-type="string">
            <text:p text:style-name="P4">기본흐름 :</text:p>
            <text:p text:style-name="P4">1. 사용자는 메인화면에서 메모를 선택한다.</text:p>
            <text:p text:style-name="P4">2. 시스템은 메모수정 , 메모삭제 화면을 보여준다.</text:p>
            <text:p text:style-name="P4">3. 사용자는 메모수정을 선택한다.</text:p>
            <text:p text:style-name="P4">4. 시스템은 메모를 수정 한다.</text:p>
          </table:table-cell>
        </table:table-row>
        <table:table-row>
          <table:table-cell table:style-name="표8.A2" office:value-type="string">
            <text:p text:style-name="P3">비기능적</text:p>
            <text:p text:style-name="P3">요구사항</text:p>
          </table:table-cell>
          <table:table-cell table:style-name="표8.B2" office:value-type="string">
            <text:p text:style-name="P4">없음</text:p>
          </table:table-cell>
        </table:table-row>
      </table:table>
      <text:p text:style-name="Standard"/>
      <text:p text:style-name="Standard"/>
      <table:table table:name="표9" table:style-name="표9">
        <table:table-column table:style-name="표9.A"/>
        <table:table-column table:style-name="표9.B"/>
        <table:table-row>
          <table:table-cell table:style-name="표9.A1" office:value-type="string">
            <text:p text:style-name="P3">개요</text:p>
          </table:table-cell>
          <table:table-cell table:style-name="표9.B1" office:value-type="string">
            <text:p text:style-name="P4">사용자는 메모를 검색한다.</text:p>
          </table:table-cell>
        </table:table-row>
        <table:table-row>
          <table:table-cell table:style-name="표9.A2" office:value-type="string">
            <text:p text:style-name="P3">관련 액터</text:p>
          </table:table-cell>
          <table:table-cell table:style-name="표9.B2" office:value-type="string">
            <text:p text:style-name="P4">사용자</text:p>
          </table:table-cell>
        </table:table-row>
        <table:table-row>
          <table:table-cell table:style-name="표9.A2" office:value-type="string">
            <text:p text:style-name="P3">우선 순위</text:p>
          </table:table-cell>
          <table:table-cell table:style-name="표9.B2" office:value-type="string">
            <text:p text:style-name="P4">하</text:p>
          </table:table-cell>
        </table:table-row>
        <table:table-row>
          <table:table-cell table:style-name="표9.A2" office:value-type="string">
            <text:p text:style-name="P3">선행 조건</text:p>
          </table:table-cell>
          <table:table-cell table:style-name="표9.B2" office:value-type="string">
            <text:p text:style-name="P4">로그인</text:p>
          </table:table-cell>
        </table:table-row>
        <table:table-row>
          <table:table-cell table:style-name="표9.A2" office:value-type="string">
            <text:p text:style-name="P3">후행 조건</text:p>
          </table:table-cell>
          <table:table-cell table:style-name="표9.B2" office:value-type="string">
            <text:p text:style-name="P4"/>
          </table:table-cell>
        </table:table-row>
        <table:table-row>
          <table:table-cell table:style-name="표9.A2" office:value-type="string">
            <text:p text:style-name="P3">이벤트</text:p>
            <text:p text:style-name="P3">흐름</text:p>
          </table:table-cell>
          <table:table-cell table:style-name="표9.B2" office:value-type="string">
            <text:p text:style-name="P4">기본흐름 :</text:p>
            <text:p text:style-name="P4">1. 사용자는 메인화면에서 메모검색을 선택한다.</text:p>
            <text:p text:style-name="P4">2. 시스템은 메모검색화면을 보여준다.</text:p>
            <text:p text:style-name="P4">3. 사용자는 메모제목,메모날짜를 검색한다..</text:p>
            <text:p text:style-name="P4">4. 시스템은 <text:s/>해당 메모를 필터링하여 보여준다..</text:p>
          </table:table-cell>
        </table:table-row>
        <table:table-row>
          <table:table-cell table:style-name="표9.A2" office:value-type="string">
            <text:p text:style-name="P3">비기능적</text:p>
            <text:p text:style-name="P3">요구사항</text:p>
          </table:table-cell>
          <table:table-cell table:style-name="표9.B2" office:value-type="string">
            <text:p text:style-name="P4">없음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10" table:style-name="표10">
        <table:table-column table:style-name="표10.A"/>
        <table:table-column table:style-name="표10.B"/>
        <table:table-row>
          <table:table-cell table:style-name="표10.A1" office:value-type="string">
            <text:p text:style-name="P3">개요</text:p>
          </table:table-cell>
          <table:table-cell table:style-name="표10.B1" office:value-type="string">
            <text:p text:style-name="P4">사용자는 메모폴더를 생성한다.</text:p>
          </table:table-cell>
        </table:table-row>
        <table:table-row>
          <table:table-cell table:style-name="표10.A2" office:value-type="string">
            <text:p text:style-name="P3">관련 액터</text:p>
          </table:table-cell>
          <table:table-cell table:style-name="표10.B2" office:value-type="string">
            <text:p text:style-name="P4">사용자</text:p>
          </table:table-cell>
        </table:table-row>
        <table:table-row>
          <table:table-cell table:style-name="표10.A2" office:value-type="string">
            <text:p text:style-name="P3">우선 순위</text:p>
          </table:table-cell>
          <table:table-cell table:style-name="표10.B2" office:value-type="string">
            <text:p text:style-name="P4">하</text:p>
          </table:table-cell>
        </table:table-row>
        <table:table-row>
          <table:table-cell table:style-name="표10.A2" office:value-type="string">
            <text:p text:style-name="P3">선행 조건</text:p>
          </table:table-cell>
          <table:table-cell table:style-name="표10.B2" office:value-type="string">
            <text:p text:style-name="P4">로그인</text:p>
          </table:table-cell>
        </table:table-row>
        <table:table-row>
          <table:table-cell table:style-name="표10.A2" office:value-type="string">
            <text:p text:style-name="P3">후행 조건</text:p>
          </table:table-cell>
          <table:table-cell table:style-name="표10.B2" office:value-type="string">
            <text:p text:style-name="P4"/>
          </table:table-cell>
        </table:table-row>
        <table:table-row>
          <table:table-cell table:style-name="표10.A2" office:value-type="string">
            <text:p text:style-name="P3">이벤트</text:p>
            <text:p text:style-name="P3">흐름</text:p>
          </table:table-cell>
          <table:table-cell table:style-name="표10.B2" office:value-type="string">
            <text:p text:style-name="P4">기본흐름 :</text:p>
            <text:p text:style-name="P4">1. 사용자는 메인화면에서 메모폴더생성을 선택한다.</text:p>
            <text:p text:style-name="P4">2. 시스템은 메모폴더생성화면을 보여준다.</text:p>
            <text:p text:style-name="P4">3. 사용자는 메모폴더제목을 입력(A1)후 확인을 선택한다.</text:p>
            <text:p text:style-name="P4">4. 시스템은 <text:s/>메모폴더를 생성한다</text:p>
            <text:p text:style-name="P4">대안흐름</text:p>
            <text:p text:style-name="P4">A1)메모폴더가 이미 존재 하는경우</text:p>
            <text:p text:style-name="P4">1.시스템은 사용자에게 메모폴더가 이미 존재한다고 알려준다.</text:p>
            <text:p text:style-name="P4">2.사용자는 메모폴더이름 변경 후 재등록 한다.</text:p>
          </table:table-cell>
        </table:table-row>
        <table:table-row>
          <table:table-cell table:style-name="표10.A2" office:value-type="string">
            <text:p text:style-name="P3">비기능적</text:p>
            <text:p text:style-name="P3">요구사항</text:p>
          </table:table-cell>
          <table:table-cell table:style-name="표10.B2" office:value-type="string">
            <text:p text:style-name="P4">없음</text:p>
          </table:table-cell>
        </table:table-row>
      </table:table>
      <text:p text:style-name="Standard"/>
      <text:p text:style-name="Standard"/>
      <table:table table:name="표11" table:style-name="표11">
        <table:table-column table:style-name="표11.A"/>
        <table:table-column table:style-name="표11.B"/>
        <table:table-row>
          <table:table-cell table:style-name="표11.A1" office:value-type="string">
            <text:p text:style-name="P3">개요</text:p>
          </table:table-cell>
          <table:table-cell table:style-name="표11.B1" office:value-type="string">
            <text:p text:style-name="P4">사용자는 메모폴더를 수정한다.</text:p>
          </table:table-cell>
        </table:table-row>
        <table:table-row>
          <table:table-cell table:style-name="표11.A2" office:value-type="string">
            <text:p text:style-name="P3">관련 액터</text:p>
          </table:table-cell>
          <table:table-cell table:style-name="표11.B2" office:value-type="string">
            <text:p text:style-name="P4">사용자</text:p>
          </table:table-cell>
        </table:table-row>
        <table:table-row>
          <table:table-cell table:style-name="표11.A2" office:value-type="string">
            <text:p text:style-name="P3">우선 순위</text:p>
          </table:table-cell>
          <table:table-cell table:style-name="표11.B2" office:value-type="string">
            <text:p text:style-name="P4">하</text:p>
          </table:table-cell>
        </table:table-row>
        <table:table-row>
          <table:table-cell table:style-name="표11.A2" office:value-type="string">
            <text:p text:style-name="P3">선행 조건</text:p>
          </table:table-cell>
          <table:table-cell table:style-name="표11.B2" office:value-type="string">
            <text:p text:style-name="P4">로그인</text:p>
          </table:table-cell>
        </table:table-row>
        <table:table-row>
          <table:table-cell table:style-name="표11.A2" office:value-type="string">
            <text:p text:style-name="P3">후행 조건</text:p>
          </table:table-cell>
          <table:table-cell table:style-name="표11.B2" office:value-type="string">
            <text:p text:style-name="P4"/>
          </table:table-cell>
        </table:table-row>
        <table:table-row>
          <table:table-cell table:style-name="표11.A2" office:value-type="string">
            <text:p text:style-name="P3">이벤트</text:p>
            <text:p text:style-name="P3">흐름</text:p>
          </table:table-cell>
          <table:table-cell table:style-name="표11.B2" office:value-type="string">
            <text:p text:style-name="P4">기본흐름 :</text:p>
            <text:p text:style-name="P4">1. 사용자는 메인화면우측 폴더익스플로러에서 해당폴더 우클릭을 한다.</text:p>
            <text:p text:style-name="P4">2. 시스템은 메모폴더삭제,메모폴더수정메뉴를 보여준다</text:p>
            <text:p text:style-name="P4">3. 사용자는 메모폴더수정을 선택한다.</text:p>
            <text:p text:style-name="P4">4. 시스템은 <text:s/>메모폴더수정화면을 보여준다.</text:p>
            <text:p text:style-name="P4">5. 사용자는 메모폴더제목을 변경(A1)후 확인을 누른다.</text:p>
            <text:p text:style-name="P4">6. 시스템은 메모폴더를 수정한다.</text:p>
            <text:p text:style-name="P4">대안흐름</text:p>
            <text:p text:style-name="P4">A1)메모폴더가 이미 존재 하는경우</text:p>
            <text:p text:style-name="P4">1.시스템은 사용자에게 메모폴더가 이미 존재한다고 알려준다.</text:p>
            <text:p text:style-name="P4">2.사용자는 메모폴더이름 변경 후 재등록 한다.</text:p>
          </table:table-cell>
        </table:table-row>
        <table:table-row>
          <table:table-cell table:style-name="표11.A2" office:value-type="string">
            <text:p text:style-name="P3">비기능적</text:p>
            <text:p text:style-name="P3">요구사항</text:p>
          </table:table-cell>
          <table:table-cell table:style-name="표11.B2" office:value-type="string">
            <text:p text:style-name="P4">없음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12" table:style-name="표12">
        <table:table-column table:style-name="표12.A"/>
        <table:table-column table:style-name="표12.B"/>
        <table:table-row>
          <table:table-cell table:style-name="표12.A1" office:value-type="string">
            <text:p text:style-name="P3">개요</text:p>
          </table:table-cell>
          <table:table-cell table:style-name="표12.B1" office:value-type="string">
            <text:p text:style-name="P4">사용자는 메모폴더를 삭제한다.</text:p>
          </table:table-cell>
        </table:table-row>
        <table:table-row>
          <table:table-cell table:style-name="표12.A2" office:value-type="string">
            <text:p text:style-name="P3">관련 액터</text:p>
          </table:table-cell>
          <table:table-cell table:style-name="표12.B2" office:value-type="string">
            <text:p text:style-name="P4">사용자</text:p>
          </table:table-cell>
        </table:table-row>
        <table:table-row>
          <table:table-cell table:style-name="표12.A2" office:value-type="string">
            <text:p text:style-name="P3">우선 순위</text:p>
          </table:table-cell>
          <table:table-cell table:style-name="표12.B2" office:value-type="string">
            <text:p text:style-name="P4">하</text:p>
          </table:table-cell>
        </table:table-row>
        <table:table-row>
          <table:table-cell table:style-name="표12.A2" office:value-type="string">
            <text:p text:style-name="P3">선행 조건</text:p>
          </table:table-cell>
          <table:table-cell table:style-name="표12.B2" office:value-type="string">
            <text:p text:style-name="P4">로그인</text:p>
          </table:table-cell>
        </table:table-row>
        <table:table-row>
          <table:table-cell table:style-name="표12.A2" office:value-type="string">
            <text:p text:style-name="P3">후행 조건</text:p>
          </table:table-cell>
          <table:table-cell table:style-name="표12.B2" office:value-type="string">
            <text:p text:style-name="P4"/>
          </table:table-cell>
        </table:table-row>
        <table:table-row>
          <table:table-cell table:style-name="표12.A2" office:value-type="string">
            <text:p text:style-name="P3">이벤트</text:p>
            <text:p text:style-name="P3">흐름</text:p>
          </table:table-cell>
          <table:table-cell table:style-name="표12.B2" office:value-type="string">
            <text:p text:style-name="P4">기본흐름 :</text:p>
            <text:p text:style-name="P4">1. 사용자는 메인화면우측 폴더익스플로러에서 해당폴더 우클릭을 한다.</text:p>
            <text:p text:style-name="P4">2. 시스템은 메모폴더삭제,메모폴더수정메뉴를 보여준다</text:p>
            <text:p text:style-name="P4">3. 사용자는 메모폴더삭제을 선택한다.</text:p>
            <text:p text:style-name="P4">6. 시스템은 해당 메모폴더를 삭제한다.</text:p>
          </table:table-cell>
        </table:table-row>
        <table:table-row>
          <table:table-cell table:style-name="표12.A2" office:value-type="string">
            <text:p text:style-name="P3">비기능적</text:p>
            <text:p text:style-name="P3">요구사항</text:p>
          </table:table-cell>
          <table:table-cell table:style-name="표12.B2" office:value-type="string">
            <text:p text:style-name="P4">없음</text:p>
          </table:table-cell>
        </table:table-row>
      </table:table>
      <text:p text:style-name="Standard"/>
      <text:p text:style-name="Standard"/>
      <table:table table:name="표13" table:style-name="표13">
        <table:table-column table:style-name="표13.A"/>
        <table:table-column table:style-name="표13.B"/>
        <table:table-row>
          <table:table-cell table:style-name="표13.A1" office:value-type="string">
            <text:p text:style-name="P3">개요</text:p>
          </table:table-cell>
          <table:table-cell table:style-name="표13.B1" office:value-type="string">
            <text:p text:style-name="P4">사용자는 사용자 정보를 수정한다</text:p>
          </table:table-cell>
        </table:table-row>
        <table:table-row>
          <table:table-cell table:style-name="표13.A2" office:value-type="string">
            <text:p text:style-name="P3">관련 액터</text:p>
          </table:table-cell>
          <table:table-cell table:style-name="표13.B2" office:value-type="string">
            <text:p text:style-name="P4">사용자</text:p>
          </table:table-cell>
        </table:table-row>
        <table:table-row>
          <table:table-cell table:style-name="표13.A2" office:value-type="string">
            <text:p text:style-name="P3">우선 순위</text:p>
          </table:table-cell>
          <table:table-cell table:style-name="표13.B2" office:value-type="string">
            <text:p text:style-name="P4">하</text:p>
          </table:table-cell>
        </table:table-row>
        <table:table-row>
          <table:table-cell table:style-name="표13.A2" office:value-type="string">
            <text:p text:style-name="P3">선행 조건</text:p>
          </table:table-cell>
          <table:table-cell table:style-name="표13.B2" office:value-type="string">
            <text:p text:style-name="P4">로그인</text:p>
          </table:table-cell>
        </table:table-row>
        <table:table-row>
          <table:table-cell table:style-name="표13.A2" office:value-type="string">
            <text:p text:style-name="P3">후행 조건</text:p>
          </table:table-cell>
          <table:table-cell table:style-name="표13.B2" office:value-type="string">
            <text:p text:style-name="P4"/>
          </table:table-cell>
        </table:table-row>
        <table:table-row>
          <table:table-cell table:style-name="표13.A2" office:value-type="string">
            <text:p text:style-name="P3">이벤트</text:p>
            <text:p text:style-name="P3">흐름</text:p>
          </table:table-cell>
          <table:table-cell table:style-name="표13.B2" office:value-type="string">
            <text:p text:style-name="P4">기본흐름 :</text:p>
            <text:p text:style-name="P4">1. 사용자는 메인화면에서 정보 수정을 선택한다.</text:p>
            <text:p text:style-name="P4">2. 시스템은 정보수정화면을 보여준다.</text:p>
            <text:p text:style-name="P4">3. 사용자는 정보수정양식을 작성 후 확인을 누른다.</text:p>
            <text:p text:style-name="P4">4. 시스템은 사용자 정보를 수정한다.</text:p>
          </table:table-cell>
        </table:table-row>
        <table:table-row>
          <table:table-cell table:style-name="표13.A2" office:value-type="string">
            <text:p text:style-name="P3">비기능적</text:p>
            <text:p text:style-name="P3">요구사항</text:p>
          </table:table-cell>
          <table:table-cell table:style-name="표13.B2" office:value-type="string">
            <text:p text:style-name="P4">없음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14" table:style-name="표14">
        <table:table-column table:style-name="표14.A"/>
        <table:table-column table:style-name="표14.B"/>
        <table:table-row>
          <table:table-cell table:style-name="표14.A1" office:value-type="string">
            <text:p text:style-name="P3">개요</text:p>
          </table:table-cell>
          <table:table-cell table:style-name="표14.B1" office:value-type="string">
            <text:p text:style-name="P4">사용자는 메모 정보를 이메일로 공유한다.</text:p>
          </table:table-cell>
        </table:table-row>
        <table:table-row>
          <table:table-cell table:style-name="표14.A2" office:value-type="string">
            <text:p text:style-name="P3">관련 액터</text:p>
          </table:table-cell>
          <table:table-cell table:style-name="표14.B2" office:value-type="string">
            <text:p text:style-name="P4">사용자</text:p>
          </table:table-cell>
        </table:table-row>
        <table:table-row>
          <table:table-cell table:style-name="표14.A2" office:value-type="string">
            <text:p text:style-name="P3">우선 순위</text:p>
          </table:table-cell>
          <table:table-cell table:style-name="표14.B2" office:value-type="string">
            <text:p text:style-name="P4">하</text:p>
          </table:table-cell>
        </table:table-row>
        <table:table-row>
          <table:table-cell table:style-name="표14.A2" office:value-type="string">
            <text:p text:style-name="P3">선행 조건</text:p>
          </table:table-cell>
          <table:table-cell table:style-name="표14.B2" office:value-type="string">
            <text:p text:style-name="P4">로그인</text:p>
          </table:table-cell>
        </table:table-row>
        <table:table-row>
          <table:table-cell table:style-name="표14.A2" office:value-type="string">
            <text:p text:style-name="P3">후행 조건</text:p>
          </table:table-cell>
          <table:table-cell table:style-name="표14.B2" office:value-type="string">
            <text:p text:style-name="P4"/>
          </table:table-cell>
        </table:table-row>
        <table:table-row>
          <table:table-cell table:style-name="표14.A2" office:value-type="string">
            <text:p text:style-name="P3">이벤트</text:p>
            <text:p text:style-name="P3">흐름</text:p>
          </table:table-cell>
          <table:table-cell table:style-name="표14.B2" office:value-type="string">
            <text:p text:style-name="P4">기본흐름 :</text:p>
            <text:p text:style-name="P4">1. 사용자는 메인화면에서 메모에서 우클릭을 한다.</text:p>
            <text:p text:style-name="P4">2. 시스템은 메모공유 메뉴를 보여준다.</text:p>
            <text:p text:style-name="P4">3. 사용자는 메모공유를 선택한다.</text:p>
            <text:p text:style-name="P4">4. 시스템은 메모공유화면을 보여준다.</text:p>
            <text:p text:style-name="P4">5. 사용자는 이메일공유를할 메일입력후 확인을 누른다.</text:p>
            <text:p text:style-name="P4">6. 시스템은 메모를 해당 메일로 전송한다.</text:p>
          </table:table-cell>
        </table:table-row>
        <table:table-row>
          <table:table-cell table:style-name="표14.A2" office:value-type="string">
            <text:p text:style-name="P3">비기능적</text:p>
            <text:p text:style-name="P3">요구사항</text:p>
          </table:table-cell>
          <table:table-cell table:style-name="표14.B2" office:value-type="string">
            <text:p text:style-name="P4">없음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21:26:02.94</meta:creation-date>
    <meta:document-statistic meta:table-count="15" meta:image-count="0" meta:object-count="0" meta:page-count="8" meta:paragraph-count="326" meta:word-count="2864" meta:character-count="3579"/>
    <dc:date>2016-10-23T23:24:53.45</dc:date>
    <meta:editing-duration>PT3M38S</meta:editing-duration>
    <meta:editing-cycles>1</meta:editing-cycles>
    <meta:generator>OpenOffice/4.1.3$Win32 OpenOffice.org_project/413m1$Build-9783</meta:generator>
  </office:meta>
</office:document-meta>
</file>